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55in"/>
    </style:style>
    <style:style style:name="co3" style:family="table-column">
      <style:table-column-properties fo:break-before="auto" style:column-width="0.9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4" table:default-cell-style-name="ce7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Periodo</text:p>
          </table:table-cell>
          <table:table-cell table:style-name="ce10" office:value-type="string" calcext:value-type="string" table:number-columns-spanned="3" table:number-rows-spanned="1">
            <text:p>Secuencia Inicial</text:p>
          </table:table-cell>
          <table:covered-table-cell table:number-columns-repeated="2" table:style-name="ce12"/>
          <table:table-cell table:style-name="ce7" office:value-type="string" calcext:value-type="string">
            <text:p>L</text:p>
          </table:table-cell>
          <table:table-cell table:style-name="Default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2^[.C3])-1" office:value-type="float" office:value="31" calcext:value-type="float">
            <text:p>31</text:p>
          </table:table-cell>
          <table:table-cell table:style-name="ce11" office:value-type="string" calcext:value-type="string" table:number-columns-spanned="2" table:number-rows-spanned="1">
            <text:p>B1 = … = B5 =</text:p>
          </table:table-cell>
          <table:covered-table-cell table:style-name="ce12"/>
          <table:table-cell table:style-name="ce21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Bi</text:p>
          </table:table-cell>
          <table:table-cell table:style-name="ce6" office:value-type="string" calcext:value-type="string">
            <text:p>Bi-r</text:p>
          </table:table-cell>
          <table:table-cell table:style-name="ce6" office:value-type="string" calcext:value-type="string">
            <text:p>Bi-q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BINARIOS</text:p>
          </table:table-cell>
          <table:table-cell table:style-name="ce6" office:value-type="string" calcext:value-type="string">
            <text:p>ALEATORIOS</text:p>
          </table:table-cell>
          <table:table-cell/>
        </table:table-row>
        <table:table-row table:style-name="ro1">
          <table:table-cell/>
          <table:table-cell table:formula="of:=[.C3]+1" office:value-type="float" office:value="6" calcext:value-type="float">
            <text:p>6</text:p>
          </table:table-cell>
          <table:table-cell table:formula="of:=COM.MICROSOFT.CONCAT(&quot;B&quot;;[.B6])" office:value-type="string" office:string-value="B6" calcext:value-type="string">
            <text:p>B6</text:p>
          </table:table-cell>
          <table:table-cell table:formula="of:=COM.MICROSOFT.CONCAT(&quot;B&quot;;[.B6]-[.B3])" office:value-type="string" office:string-value="B3" calcext:value-type="string">
            <text:p>B3</text:p>
          </table:table-cell>
          <table:table-cell table:formula="of:=COM.MICROSOFT.CONCAT(&quot;B&quot;;[.B6]-[.C3])" office:value-type="string" office:string-value="B1" calcext:value-type="string">
            <text:p>B1</text:p>
          </table:table-cell>
          <table:table-cell table:style-name="ce13" table:formula="of:=IF([.G3]=[.G3];0;1)" office:value-type="float" office:value="0" calcext:value-type="float">
            <text:p>0</text:p>
          </table:table-cell>
          <table:table-cell table:style-name="ce21" office:value-type="float" office:value="1111" calcext:value-type="float">
            <text:p>1111</text:p>
          </table:table-cell>
          <table:table-cell table:style-name="ce7" table:formula="of:=(BIN2DEC([.G6])/(2^[.H3]))" office:value-type="float" office:value="0.9375" calcext:value-type="float">
            <text:p>0.9375</text:p>
          </table:table-cell>
          <table:table-cell/>
        </table:table-row>
        <table:table-row table:style-name="ro1">
          <table:table-cell/>
          <table:table-cell table:formula="of:=[.B6]+1" office:value-type="float" office:value="7" calcext:value-type="float">
            <text:p>7</text:p>
          </table:table-cell>
          <table:table-cell table:formula="of:=COM.MICROSOFT.CONCAT(&quot;B&quot;;[.B7])" office:value-type="string" office:string-value="B7" calcext:value-type="string">
            <text:p>B7</text:p>
          </table:table-cell>
          <table:table-cell table:formula="of:=COM.MICROSOFT.CONCAT(&quot;B&quot;;[.B7]-[.B3])" office:value-type="string" office:string-value="B4" calcext:value-type="string">
            <text:p>B4</text:p>
          </table:table-cell>
          <table:table-cell table:formula="of:=COM.MICROSOFT.CONCAT(&quot;B&quot;;[.B7]-[.C3])" office:value-type="string" office:string-value="B2" calcext:value-type="string">
            <text:p>B2</text:p>
          </table:table-cell>
          <table:table-cell table:style-name="ce13" table:formula="of:=IF([.G4]=[.G4];0;1)" office:value-type="float" office:value="0" calcext:value-type="float">
            <text:p>0</text:p>
          </table:table-cell>
          <table:table-cell table:style-name="ce13" table:formula="of:=COM.MICROSOFT.CONCAT(1;[.F6];[.F7];[.F8])" office:value-type="string" office:string-value="1000" calcext:value-type="string">
            <text:p>1000</text:p>
          </table:table-cell>
          <table:table-cell table:style-name="ce7" table:formula="of:=(BIN2DEC([.G7])/2^[.H3])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formula="of:=[.B7]+1" office:value-type="float" office:value="8" calcext:value-type="float">
            <text:p>8</text:p>
          </table:table-cell>
          <table:table-cell table:formula="of:=COM.MICROSOFT.CONCAT(&quot;B&quot;;[.B8])" office:value-type="string" office:string-value="B8" calcext:value-type="string">
            <text:p>B8</text:p>
          </table:table-cell>
          <table:table-cell table:formula="of:=COM.MICROSOFT.CONCAT(&quot;B&quot;;[.B8]-[.B3])" office:value-type="string" office:string-value="B5" calcext:value-type="string">
            <text:p>B5</text:p>
          </table:table-cell>
          <table:table-cell table:formula="of:=COM.MICROSOFT.CONCAT(&quot;B&quot;;[.B8]-[.C3])" office:value-type="string" office:string-value="B3" calcext:value-type="string">
            <text:p>B3</text:p>
          </table:table-cell>
          <table:table-cell table:style-name="ce13" table:formula="of:=IF([.G5]=[.G5];0;1)" office:value-type="float" office:value="0" calcext:value-type="float">
            <text:p>0</text:p>
          </table:table-cell>
          <table:table-cell table:style-name="ce15" table:formula="of:=COM.MICROSOFT.CONCAT([.F9];[.F10];[.F11];[.F12])" office:value-type="string" office:string-value="1101" calcext:value-type="string">
            <text:p>1101</text:p>
          </table:table-cell>
          <table:table-cell table:style-name="ce7" table:formula="of:=(BIN2DEC([.G8])/2^[.H3])" office:value-type="float" office:value="0.8125" calcext:value-type="float">
            <text:p>0.8125</text:p>
          </table:table-cell>
          <table:table-cell/>
        </table:table-row>
        <table:table-row table:style-name="ro1">
          <table:table-cell/>
          <table:table-cell table:formula="of:=[.B8]+1" office:value-type="float" office:value="9" calcext:value-type="float">
            <text:p>9</text:p>
          </table:table-cell>
          <table:table-cell table:formula="of:=COM.MICROSOFT.CONCAT(&quot;B&quot;;[.B9])" office:value-type="string" office:string-value="B9" calcext:value-type="string">
            <text:p>B9</text:p>
          </table:table-cell>
          <table:table-cell table:formula="of:=COM.MICROSOFT.CONCAT(&quot;B&quot;;[.B9]-[.B3])" office:value-type="string" office:string-value="B6" calcext:value-type="string">
            <text:p>B6</text:p>
          </table:table-cell>
          <table:table-cell table:formula="of:=COM.MICROSOFT.CONCAT(&quot;B&quot;;[.B9]-[.C3])" office:value-type="string" office:string-value="B4" calcext:value-type="string">
            <text:p>B4</text:p>
          </table:table-cell>
          <table:table-cell table:style-name="ce14" table:formula="of:=IF([.F6]=[.G3];0;1)" office:value-type="float" office:value="1" calcext:value-type="float">
            <text:p>1</text:p>
          </table:table-cell>
          <table:table-cell table:style-name="ce16" table:formula="of:=COM.MICROSOFT.CONCAT([.F13];[.F14];[.F15];[.F16])" office:value-type="string" office:string-value="1101" calcext:value-type="string">
            <text:p>1101</text:p>
          </table:table-cell>
          <table:table-cell table:style-name="ce7" table:formula="of:=(BIN2DEC([.G9])/2^[.H3])" office:value-type="float" office:value="0.8125" calcext:value-type="float">
            <text:p>0.8125</text:p>
          </table:table-cell>
          <table:table-cell/>
        </table:table-row>
        <table:table-row table:style-name="ro1">
          <table:table-cell/>
          <table:table-cell table:formula="of:=[.B9]+1" office:value-type="float" office:value="10" calcext:value-type="float">
            <text:p>10</text:p>
          </table:table-cell>
          <table:table-cell table:formula="of:=COM.MICROSOFT.CONCAT(&quot;B&quot;;[.B10])" office:value-type="string" office:string-value="B10" calcext:value-type="string">
            <text:p>B10</text:p>
          </table:table-cell>
          <table:table-cell table:formula="of:=COM.MICROSOFT.CONCAT(&quot;B&quot;;[.B10]-[.B3])" office:value-type="string" office:string-value="B7" calcext:value-type="string">
            <text:p>B7</text:p>
          </table:table-cell>
          <table:table-cell table:formula="of:=COM.MICROSOFT.CONCAT(&quot;B&quot;;[.B10]-[.C3])" office:value-type="string" office:string-value="B5" calcext:value-type="string">
            <text:p>B5</text:p>
          </table:table-cell>
          <table:table-cell table:style-name="ce15" table:formula="of:=IF([.F7]=[.G3];0;1)" office:value-type="float" office:value="1" calcext:value-type="float">
            <text:p>1</text:p>
          </table:table-cell>
          <table:table-cell table:style-name="ce17" table:formula="of:=COM.MICROSOFT.CONCAT([.F17];[.F18];[.F19];[.F20])" office:value-type="string" office:string-value="0100" calcext:value-type="string">
            <text:p>0100</text:p>
          </table:table-cell>
          <table:table-cell table:style-name="ce7" table:formula="of:=(BIN2DEC([.G10])/2^4)"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[.B10]+1" office:value-type="float" office:value="11" calcext:value-type="float">
            <text:p>11</text:p>
          </table:table-cell>
          <table:table-cell table:formula="of:=COM.MICROSOFT.CONCAT(&quot;B&quot;;[.B11])" office:value-type="string" office:string-value="B11" calcext:value-type="string">
            <text:p>B11</text:p>
          </table:table-cell>
          <table:table-cell table:formula="of:=COM.MICROSOFT.CONCAT(&quot;B&quot;;[.B11]-[.B3])" office:value-type="string" office:string-value="B8" calcext:value-type="string">
            <text:p>B8</text:p>
          </table:table-cell>
          <table:table-cell table:formula="of:=COM.MICROSOFT.CONCAT(&quot;B&quot;;[.B11]-[.C3])" office:value-type="string" office:string-value="B6" calcext:value-type="string">
            <text:p>B6</text:p>
          </table:table-cell>
          <table:table-cell table:style-name="ce15" table:formula="of:=IF([.F8]=[.F6];0;1)" office:value-type="float" office:value="0" calcext:value-type="float">
            <text:p>0</text:p>
          </table:table-cell>
          <table:table-cell table:style-name="ce18" table:formula="of:=COM.MICROSOFT.CONCAT([.F21];[.F22];[.F23];[.F24])" office:value-type="string" office:string-value="0010" calcext:value-type="string">
            <text:p>0010</text:p>
          </table:table-cell>
          <table:table-cell table:style-name="ce7" table:formula="of:=(BIN2DEC([.G11])/2^[.H3])" office:value-type="float" office:value="0.125" calcext:value-type="float">
            <text:p>0.125</text:p>
          </table:table-cell>
          <table:table-cell/>
        </table:table-row>
        <table:table-row table:style-name="ro1">
          <table:table-cell/>
          <table:table-cell table:formula="of:=[.B11]+1" office:value-type="float" office:value="12" calcext:value-type="float">
            <text:p>12</text:p>
          </table:table-cell>
          <table:table-cell table:formula="of:=COM.MICROSOFT.CONCAT(&quot;B&quot;;[.B12])" office:value-type="string" office:string-value="B12" calcext:value-type="string">
            <text:p>B12</text:p>
          </table:table-cell>
          <table:table-cell table:formula="of:=COM.MICROSOFT.CONCAT(&quot;B&quot;;[.B12]-[.B3])" office:value-type="string" office:string-value="B9" calcext:value-type="string">
            <text:p>B9</text:p>
          </table:table-cell>
          <table:table-cell table:formula="of:=COM.MICROSOFT.CONCAT(&quot;B&quot;;[.B12]-[.C3])" office:value-type="string" office:string-value="B7" calcext:value-type="string">
            <text:p>B7</text:p>
          </table:table-cell>
          <table:table-cell table:style-name="ce15" table:formula="of:=IF([.F9]=[.F7];0;1)" office:value-type="float" office:value="1" calcext:value-type="float">
            <text:p>1</text:p>
          </table:table-cell>
          <table:table-cell table:style-name="ce19" table:formula="of:=COM.MICROSOFT.CONCAT([.F25];[.F26];[.F27];[.F28])" office:value-type="string" office:string-value="0101" calcext:value-type="string">
            <text:p>0101</text:p>
          </table:table-cell>
          <table:table-cell table:style-name="ce7" table:formula="of:=(BIN2DEC([.G12]))/2^[.H3]" office:value-type="float" office:value="0.3125" calcext:value-type="float">
            <text:p>0.3125</text:p>
          </table:table-cell>
          <table:table-cell/>
        </table:table-row>
        <table:table-row table:style-name="ro1">
          <table:table-cell/>
          <table:table-cell table:formula="of:=[.B12]+1" office:value-type="float" office:value="13" calcext:value-type="float">
            <text:p>13</text:p>
          </table:table-cell>
          <table:table-cell table:formula="of:=COM.MICROSOFT.CONCAT(&quot;B&quot;;[.B13])" office:value-type="string" office:string-value="B13" calcext:value-type="string">
            <text:p>B13</text:p>
          </table:table-cell>
          <table:table-cell table:formula="of:=COM.MICROSOFT.CONCAT(&quot;B&quot;;[.B13]-[.B3])" office:value-type="string" office:string-value="B10" calcext:value-type="string">
            <text:p>B10</text:p>
          </table:table-cell>
          <table:table-cell table:formula="of:=COM.MICROSOFT.CONCAT(&quot;B&quot;;[.B13]-[.C3])" office:value-type="string" office:string-value="B8" calcext:value-type="string">
            <text:p>B8</text:p>
          </table:table-cell>
          <table:table-cell table:style-name="ce16" table:formula="of:=IF([.F10]=[.F8];0;1)" office:value-type="float" office:value="1" calcext:value-type="float">
            <text:p>1</text:p>
          </table:table-cell>
          <table:table-cell table:style-name="ce20" table:formula="of:=COM.MICROSOFT.CONCAT([.F29];[.F30];[.F31];[.F32])" office:value-type="string" office:string-value="1001" calcext:value-type="string">
            <text:p>1001</text:p>
          </table:table-cell>
          <table:table-cell table:style-name="ce7" table:formula="of:=(BIN2DEC([.G13]))/2^[.H3]" office:value-type="float" office:value="0.5625" calcext:value-type="float">
            <text:p>0.5625</text:p>
          </table:table-cell>
          <table:table-cell/>
        </table:table-row>
        <table:table-row table:style-name="ro1">
          <table:table-cell/>
          <table:table-cell table:formula="of:=[.B13]+1" office:value-type="float" office:value="14" calcext:value-type="float">
            <text:p>14</text:p>
          </table:table-cell>
          <table:table-cell table:formula="of:=COM.MICROSOFT.CONCAT(&quot;B&quot;;[.B14])" office:value-type="string" office:string-value="B14" calcext:value-type="string">
            <text:p>B14</text:p>
          </table:table-cell>
          <table:table-cell table:formula="of:=COM.MICROSOFT.CONCAT(&quot;B&quot;;[.B14]-[.B3])" office:value-type="string" office:string-value="B11" calcext:value-type="string">
            <text:p>B11</text:p>
          </table:table-cell>
          <table:table-cell table:formula="of:=COM.MICROSOFT.CONCAT(&quot;B&quot;;[.B14]-[.C3])" office:value-type="string" office:string-value="B9" calcext:value-type="string">
            <text:p>B9</text:p>
          </table:table-cell>
          <table:table-cell table:style-name="ce16" table:formula="of:=IF([.F11]=[.F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15" calcext:value-type="float">
            <text:p>15</text:p>
          </table:table-cell>
          <table:table-cell table:formula="of:=COM.MICROSOFT.CONCAT(&quot;B&quot;;[.B15])" office:value-type="string" office:string-value="B15" calcext:value-type="string">
            <text:p>B15</text:p>
          </table:table-cell>
          <table:table-cell table:formula="of:=COM.MICROSOFT.CONCAT(&quot;B&quot;;[.B15]-[.B3])" office:value-type="string" office:string-value="B12" calcext:value-type="string">
            <text:p>B12</text:p>
          </table:table-cell>
          <table:table-cell table:formula="of:=COM.MICROSOFT.CONCAT(&quot;B&quot;;[.B15]-[.C3])" office:value-type="string" office:string-value="B10" calcext:value-type="string">
            <text:p>B10</text:p>
          </table:table-cell>
          <table:table-cell table:style-name="ce16" table:formula="of:=IF([.F12]=[.F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5]+1" office:value-type="float" office:value="16" calcext:value-type="float">
            <text:p>16</text:p>
          </table:table-cell>
          <table:table-cell table:formula="of:=COM.MICROSOFT.CONCAT(&quot;B&quot;;[.B16])" office:value-type="string" office:string-value="B16" calcext:value-type="string">
            <text:p>B16</text:p>
          </table:table-cell>
          <table:table-cell table:formula="of:=COM.MICROSOFT.CONCAT(&quot;B&quot;;[.B16]-[.B3])" office:value-type="string" office:string-value="B13" calcext:value-type="string">
            <text:p>B13</text:p>
          </table:table-cell>
          <table:table-cell table:formula="of:=COM.MICROSOFT.CONCAT(&quot;B&quot;;[.B16]-[.C3])" office:value-type="string" office:string-value="B11" calcext:value-type="string">
            <text:p>B11</text:p>
          </table:table-cell>
          <table:table-cell table:style-name="ce16" table:formula="of:=IF([.F13]=[.F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7" calcext:value-type="float">
            <text:p>17</text:p>
          </table:table-cell>
          <table:table-cell table:formula="of:=COM.MICROSOFT.CONCAT(&quot;B&quot;;[.B17])" office:value-type="string" office:string-value="B17" calcext:value-type="string">
            <text:p>B17</text:p>
          </table:table-cell>
          <table:table-cell table:formula="of:=COM.MICROSOFT.CONCAT(&quot;B&quot;;[.B17]-[.B3])" office:value-type="string" office:string-value="B14" calcext:value-type="string">
            <text:p>B14</text:p>
          </table:table-cell>
          <table:table-cell table:formula="of:=COM.MICROSOFT.CONCAT(&quot;B&quot;;[.B17]-[.C3])" office:value-type="string" office:string-value="B12" calcext:value-type="string">
            <text:p>B12</text:p>
          </table:table-cell>
          <table:table-cell table:style-name="ce17" table:formula="of:=IF([.F14]=[.F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7]+1" office:value-type="float" office:value="18" calcext:value-type="float">
            <text:p>18</text:p>
          </table:table-cell>
          <table:table-cell table:formula="of:=COM.MICROSOFT.CONCAT(&quot;B&quot;;[.B18])" office:value-type="string" office:string-value="B18" calcext:value-type="string">
            <text:p>B18</text:p>
          </table:table-cell>
          <table:table-cell table:formula="of:=COM.MICROSOFT.CONCAT(&quot;B&quot;;[.B18]-[.B3])" office:value-type="string" office:string-value="B15" calcext:value-type="string">
            <text:p>B15</text:p>
          </table:table-cell>
          <table:table-cell table:formula="of:=COM.MICROSOFT.CONCAT(&quot;B&quot;;[.B18]-[.C3])" office:value-type="string" office:string-value="B13" calcext:value-type="string">
            <text:p>B13</text:p>
          </table:table-cell>
          <table:table-cell table:style-name="ce17" table:formula="of:=IF([.F15]=[.F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8]+1" office:value-type="float" office:value="19" calcext:value-type="float">
            <text:p>19</text:p>
          </table:table-cell>
          <table:table-cell table:formula="of:=COM.MICROSOFT.CONCAT(&quot;B&quot;;[.B19])" office:value-type="string" office:string-value="B19" calcext:value-type="string">
            <text:p>B19</text:p>
          </table:table-cell>
          <table:table-cell table:formula="of:=COM.MICROSOFT.CONCAT(&quot;B&quot;;[.B19]-[.B3])" office:value-type="string" office:string-value="B16" calcext:value-type="string">
            <text:p>B16</text:p>
          </table:table-cell>
          <table:table-cell table:formula="of:=COM.MICROSOFT.CONCAT(&quot;B&quot;;[.B19]-[.C3])" office:value-type="string" office:string-value="B14" calcext:value-type="string">
            <text:p>B14</text:p>
          </table:table-cell>
          <table:table-cell table:style-name="ce17" table:formula="of:=IF([.F16]=[.F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9]+1" office:value-type="float" office:value="20" calcext:value-type="float">
            <text:p>20</text:p>
          </table:table-cell>
          <table:table-cell table:formula="of:=COM.MICROSOFT.CONCAT(&quot;B&quot;;[.B20])" office:value-type="string" office:string-value="B20" calcext:value-type="string">
            <text:p>B20</text:p>
          </table:table-cell>
          <table:table-cell table:formula="of:=COM.MICROSOFT.CONCAT(&quot;B&quot;;[.B20]-[.B3])" office:value-type="string" office:string-value="B17" calcext:value-type="string">
            <text:p>B17</text:p>
          </table:table-cell>
          <table:table-cell table:formula="of:=COM.MICROSOFT.CONCAT(&quot;B&quot;;[.B20]-[.C3])" office:value-type="string" office:string-value="B15" calcext:value-type="string">
            <text:p>B15</text:p>
          </table:table-cell>
          <table:table-cell table:style-name="ce17" table:formula="of:=IF([.F17]=[.F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0]+1" office:value-type="float" office:value="21" calcext:value-type="float">
            <text:p>21</text:p>
          </table:table-cell>
          <table:table-cell table:formula="of:=COM.MICROSOFT.CONCAT(&quot;B&quot;;[.B21])" office:value-type="string" office:string-value="B21" calcext:value-type="string">
            <text:p>B21</text:p>
          </table:table-cell>
          <table:table-cell table:formula="of:=COM.MICROSOFT.CONCAT(&quot;B&quot;;[.B21]-[.B3])" office:value-type="string" office:string-value="B18" calcext:value-type="string">
            <text:p>B18</text:p>
          </table:table-cell>
          <table:table-cell table:formula="of:=COM.MICROSOFT.CONCAT(&quot;B&quot;;[.B21]-[.C3])" office:value-type="string" office:string-value="B16" calcext:value-type="string">
            <text:p>B16</text:p>
          </table:table-cell>
          <table:table-cell table:style-name="ce18" table:formula="of:=IF([.F18]=[.F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1]+1" office:value-type="float" office:value="22" calcext:value-type="float">
            <text:p>22</text:p>
          </table:table-cell>
          <table:table-cell table:formula="of:=COM.MICROSOFT.CONCAT(&quot;B&quot;;[.B22])" office:value-type="string" office:string-value="B22" calcext:value-type="string">
            <text:p>B22</text:p>
          </table:table-cell>
          <table:table-cell table:formula="of:=COM.MICROSOFT.CONCAT(&quot;B&quot;;[.B22]-[.B3])" office:value-type="string" office:string-value="B19" calcext:value-type="string">
            <text:p>B19</text:p>
          </table:table-cell>
          <table:table-cell table:formula="of:=COM.MICROSOFT.CONCAT(&quot;B&quot;;[.B22]-[.C3])" office:value-type="string" office:string-value="B17" calcext:value-type="string">
            <text:p>B17</text:p>
          </table:table-cell>
          <table:table-cell table:style-name="ce18" table:formula="of:=IF([.F19]=[.F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2]+1" office:value-type="float" office:value="23" calcext:value-type="float">
            <text:p>23</text:p>
          </table:table-cell>
          <table:table-cell table:formula="of:=COM.MICROSOFT.CONCAT(&quot;B&quot;;[.B23])" office:value-type="string" office:string-value="B23" calcext:value-type="string">
            <text:p>B23</text:p>
          </table:table-cell>
          <table:table-cell table:formula="of:=COM.MICROSOFT.CONCAT(&quot;B&quot;;[.B23]-[.B3])" office:value-type="string" office:string-value="B20" calcext:value-type="string">
            <text:p>B20</text:p>
          </table:table-cell>
          <table:table-cell table:formula="of:=COM.MICROSOFT.CONCAT(&quot;B&quot;;[.B23]-[.C3])" office:value-type="string" office:string-value="B18" calcext:value-type="string">
            <text:p>B18</text:p>
          </table:table-cell>
          <table:table-cell table:style-name="ce18" table:formula="of:=IF([.F20]=[.F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3]+1" office:value-type="float" office:value="24" calcext:value-type="float">
            <text:p>24</text:p>
          </table:table-cell>
          <table:table-cell table:formula="of:=COM.MICROSOFT.CONCAT(&quot;B&quot;;[.B24])" office:value-type="string" office:string-value="B24" calcext:value-type="string">
            <text:p>B24</text:p>
          </table:table-cell>
          <table:table-cell table:formula="of:=COM.MICROSOFT.CONCAT(&quot;B&quot;;[.B24]-[.B3])" office:value-type="string" office:string-value="B21" calcext:value-type="string">
            <text:p>B21</text:p>
          </table:table-cell>
          <table:table-cell table:formula="of:=COM.MICROSOFT.CONCAT(&quot;B&quot;;[.B24]-[.C3])" office:value-type="string" office:string-value="B19" calcext:value-type="string">
            <text:p>B19</text:p>
          </table:table-cell>
          <table:table-cell table:style-name="ce18" table:formula="of:=IF([.F21]=[.F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4]+1" office:value-type="float" office:value="25" calcext:value-type="float">
            <text:p>25</text:p>
          </table:table-cell>
          <table:table-cell table:formula="of:=COM.MICROSOFT.CONCAT(&quot;B&quot;;[.B25])" office:value-type="string" office:string-value="B25" calcext:value-type="string">
            <text:p>B25</text:p>
          </table:table-cell>
          <table:table-cell table:formula="of:=COM.MICROSOFT.CONCAT(&quot;B&quot;;[.B25]-[.B3])" office:value-type="string" office:string-value="B22" calcext:value-type="string">
            <text:p>B22</text:p>
          </table:table-cell>
          <table:table-cell table:formula="of:=COM.MICROSOFT.CONCAT(&quot;B&quot;;[.B25]-[.C3])" office:value-type="string" office:string-value="B20" calcext:value-type="string">
            <text:p>B20</text:p>
          </table:table-cell>
          <table:table-cell table:style-name="ce19" table:formula="of:=IF([.F22]=[.F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5]+1" office:value-type="float" office:value="26" calcext:value-type="float">
            <text:p>26</text:p>
          </table:table-cell>
          <table:table-cell table:formula="of:=COM.MICROSOFT.CONCAT(&quot;B&quot;;[.B26])" office:value-type="string" office:string-value="B26" calcext:value-type="string">
            <text:p>B26</text:p>
          </table:table-cell>
          <table:table-cell table:formula="of:=COM.MICROSOFT.CONCAT(&quot;B&quot;;[.B26]-[.B3])" office:value-type="string" office:string-value="B23" calcext:value-type="string">
            <text:p>B23</text:p>
          </table:table-cell>
          <table:table-cell table:formula="of:=COM.MICROSOFT.CONCAT(&quot;B&quot;;[.B26]-[.C3])" office:value-type="string" office:string-value="B21" calcext:value-type="string">
            <text:p>B21</text:p>
          </table:table-cell>
          <table:table-cell table:style-name="ce19" table:formula="of:=IF([.F23]=[.F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6]+1" office:value-type="float" office:value="27" calcext:value-type="float">
            <text:p>27</text:p>
          </table:table-cell>
          <table:table-cell table:formula="of:=COM.MICROSOFT.CONCAT(&quot;B&quot;;[.B27])" office:value-type="string" office:string-value="B27" calcext:value-type="string">
            <text:p>B27</text:p>
          </table:table-cell>
          <table:table-cell table:formula="of:=COM.MICROSOFT.CONCAT(&quot;B&quot;;[.B27]-[.B3])" office:value-type="string" office:string-value="B24" calcext:value-type="string">
            <text:p>B24</text:p>
          </table:table-cell>
          <table:table-cell table:formula="of:=COM.MICROSOFT.CONCAT(&quot;B&quot;;[.B27]-[.C3])" office:value-type="string" office:string-value="B22" calcext:value-type="string">
            <text:p>B22</text:p>
          </table:table-cell>
          <table:table-cell table:style-name="ce19" table:formula="of:=IF([.F24]=[.F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7]+1" office:value-type="float" office:value="28" calcext:value-type="float">
            <text:p>28</text:p>
          </table:table-cell>
          <table:table-cell table:formula="of:=COM.MICROSOFT.CONCAT(&quot;B&quot;;[.B28])" office:value-type="string" office:string-value="B28" calcext:value-type="string">
            <text:p>B28</text:p>
          </table:table-cell>
          <table:table-cell table:formula="of:=COM.MICROSOFT.CONCAT(&quot;B&quot;;[.B28]-[.B3])" office:value-type="string" office:string-value="B25" calcext:value-type="string">
            <text:p>B25</text:p>
          </table:table-cell>
          <table:table-cell table:formula="of:=COM.MICROSOFT.CONCAT(&quot;B&quot;;[.B28]-[.C3])" office:value-type="string" office:string-value="B23" calcext:value-type="string">
            <text:p>B23</text:p>
          </table:table-cell>
          <table:table-cell table:style-name="ce19" table:formula="of:=IF([.F25]=[.F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8]+1" office:value-type="float" office:value="29" calcext:value-type="float">
            <text:p>29</text:p>
          </table:table-cell>
          <table:table-cell table:formula="of:=COM.MICROSOFT.CONCAT(&quot;B&quot;;[.B29])" office:value-type="string" office:string-value="B29" calcext:value-type="string">
            <text:p>B29</text:p>
          </table:table-cell>
          <table:table-cell table:formula="of:=COM.MICROSOFT.CONCAT(&quot;B&quot;;[.B29]-[.B3])" office:value-type="string" office:string-value="B26" calcext:value-type="string">
            <text:p>B26</text:p>
          </table:table-cell>
          <table:table-cell table:formula="of:=COM.MICROSOFT.CONCAT(&quot;B&quot;;[.B29]-[.C3])" office:value-type="string" office:string-value="B24" calcext:value-type="string">
            <text:p>B24</text:p>
          </table:table-cell>
          <table:table-cell table:style-name="ce20" table:formula="of:=IF([.F26]=[.F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9]+1" office:value-type="float" office:value="30" calcext:value-type="float">
            <text:p>30</text:p>
          </table:table-cell>
          <table:table-cell table:formula="of:=COM.MICROSOFT.CONCAT(&quot;B&quot;;[.B30])" office:value-type="string" office:string-value="B30" calcext:value-type="string">
            <text:p>B30</text:p>
          </table:table-cell>
          <table:table-cell table:formula="of:=COM.MICROSOFT.CONCAT(&quot;B&quot;;[.B30]-[.B3])" office:value-type="string" office:string-value="B27" calcext:value-type="string">
            <text:p>B27</text:p>
          </table:table-cell>
          <table:table-cell table:formula="of:=COM.MICROSOFT.CONCAT(&quot;B&quot;;[.B30]-[.C3])" office:value-type="string" office:string-value="B25" calcext:value-type="string">
            <text:p>B25</text:p>
          </table:table-cell>
          <table:table-cell table:style-name="ce20" table:formula="of:=IF([.F27]=[.F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30]+1" office:value-type="float" office:value="31" calcext:value-type="float">
            <text:p>31</text:p>
          </table:table-cell>
          <table:table-cell table:formula="of:=COM.MICROSOFT.CONCAT(&quot;B&quot;;[.B31])" office:value-type="string" office:string-value="B31" calcext:value-type="string">
            <text:p>B31</text:p>
          </table:table-cell>
          <table:table-cell table:formula="of:=COM.MICROSOFT.CONCAT(&quot;B&quot;;[.B31]-[.B3])" office:value-type="string" office:string-value="B28" calcext:value-type="string">
            <text:p>B28</text:p>
          </table:table-cell>
          <table:table-cell table:formula="of:=COM.MICROSOFT.CONCAT(&quot;B&quot;;[.B31]-[.C3])" office:value-type="string" office:string-value="B26" calcext:value-type="string">
            <text:p>B26</text:p>
          </table:table-cell>
          <table:table-cell table:style-name="ce20" table:formula="of:=IF([.F28]=1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31]+1" office:value-type="float" office:value="32" calcext:value-type="float">
            <text:p>32</text:p>
          </table:table-cell>
          <table:table-cell table:formula="of:=COM.MICROSOFT.CONCAT(&quot;B&quot;;[.B32])" office:value-type="string" office:string-value="B32" calcext:value-type="string">
            <text:p>B32</text:p>
          </table:table-cell>
          <table:table-cell table:formula="of:=COM.MICROSOFT.CONCAT(&quot;B&quot;;[.B32]-[.B3])" office:value-type="string" office:string-value="B29" calcext:value-type="string">
            <text:p>B29</text:p>
          </table:table-cell>
          <table:table-cell table:formula="of:=COM.MICROSOFT.CONCAT(&quot;B&quot;;[.B32]-[.C3])" office:value-type="string" office:string-value="B27" calcext:value-type="string">
            <text:p>B27</text:p>
          </table:table-cell>
          <table:table-cell table:style-name="ce20" table:formula="of:=IF([.F29]=[.F27];0;1)"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table:number-columns-repeated="4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9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"/>
          <table:table-cell table:style-name="Default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8:09:58.9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15:30:44.192000000</meta:creation-date>
    <dc:date>2022-04-30T22:23:43.036000000</dc:date>
    <meta:editing-duration>PT41M36S</meta:editing-duration>
    <meta:editing-cycles>2</meta:editing-cycles>
    <meta:generator>LibreOffice/7.3.2.2$Windows_X86_64 LibreOffice_project/49f2b1bff42cfccbd8f788c8dc32c1c309559be0</meta:generator>
    <meta:document-statistic meta:table-count="1" meta:cell-count="169" meta:object-count="0"/>
  </office:meta>
</office:document-meta>
</file>